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66in"/>
    </style:style>
    <style:style style:name="co2" style:family="table-column">
      <style:table-column-properties fo:break-before="auto" style:column-width="2.8402in"/>
    </style:style>
    <style:style style:name="co3" style:family="table-column">
      <style:table-column-properties fo:break-before="auto" style:column-width="2.6689in"/>
    </style:style>
    <style:style style:name="co4" style:family="table-column">
      <style:table-column-properties fo:break-before="auto" style:column-width="2.0862in"/>
    </style:style>
    <style:style style:name="co6" style:family="table-column">
      <style:table-column-properties fo:break-before="auto" style:column-width="1.7535in"/>
    </style:style>
    <style:style style:name="co5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0134in"/>
    </style:style>
    <style:style style:name="co8" style:family="table-column">
      <style:table-column-properties fo:break-before="auto" style:column-width="4.7917in"/>
    </style:style>
    <style:style style:name="co9" style:family="table-column">
      <style:table-column-properties fo:break-before="auto" style:column-width="5.4472in"/>
    </style:style>
    <style:style style:name="co10" style:family="table-column">
      <style:table-column-properties fo:break-before="auto" style:column-width="2.6063in"/>
    </style:style>
    <style:style style:name="co11" style:family="table-column">
      <style:table-column-properties fo:break-before="auto" style:column-width="3.4909in"/>
    </style:style>
    <style:style style:name="co12" style:family="table-column">
      <style:table-column-properties fo:break-before="auto" style:column-width="1.6598in"/>
    </style:style>
    <style:style style:name="co13" style:family="table-column">
      <style:table-column-properties fo:break-before="auto" style:column-width="0.5882in"/>
    </style:style>
    <style:style style:name="co14" style:family="table-column">
      <style:table-column-properties fo:break-before="auto" style:column-width="4.161in"/>
    </style:style>
    <style:style style:name="co15" style:family="table-column">
      <style:table-column-properties fo:break-before="auto" style:column-width="2.7992in"/>
    </style:style>
    <style:style style:name="co18" style:family="table-column">
      <style:table-column-properties fo:break-before="auto" style:column-width="1.202in"/>
    </style:style>
    <style:style style:name="co19" style:family="table-column">
      <style:table-column-properties fo:break-before="auto" style:column-width="1.9402in"/>
    </style:style>
    <style:style style:name="co20" style:family="table-column">
      <style:table-column-properties fo:break-before="auto" style:column-width="4.6563in"/>
    </style:style>
    <style:style style:name="co21" style:family="table-column">
      <style:table-column-properties fo:break-before="auto" style:column-width="1.8161in"/>
    </style:style>
    <style:style style:name="co22" style:family="table-column">
      <style:table-column-properties fo:break-before="auto" style:column-width="4.2402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45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10" style:family="table-cell" style:parent-style-name="Default">
      <style:table-cell-properties fo:background-color="#66ccff" fo:border="0.0346in solid #000000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008in solid #000000" fo:background-color="#cccccc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008in solid #000000" fo:background-color="#cccccc" fo:border-left="none" fo:border-right="none" fo:border-top="0.0008in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008in solid #000000" fo:background-color="#cccccc" fo:border-left="none" fo:border-right="0.0008in solid #000000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008in solid #000000" fo:background-color="#cccccc" fo:border-left="none" fo:border-right="0.0008in solid #000000" fo:border-top="0.0008in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ff66" fo:border="0.0346in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0008in solid #000000" fo:background-color="#cccccc" fo:border-left="0.0008in solid #000000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9900" fo:border="0.0346in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008in solid #000000" fo:background-color="#cccccc" fo:border-left="0.0008in solid #000000" fo:border-right="none" fo:border-top="0.0008in solid #000000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TV show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HabRit</text:p>
          </table:table-cell>
          <table:table-cell table:style-name="ce1" office:value-type="string">
            <text:p>Season 3</text:p>
          </table:table-cell>
          <table:table-cell office:value-type="string">
            <text:p>BOTW mostly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Episode #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notes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ttps://www.twitch.tv/videos/247698664</text:p>
          </table:table-cell>
          <table:table-cell office:value-type="string">
            <text:p>https://www.twitch.tv/videos/24769868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ttps://www.twitch.tv/videos/247700330</text:p>
          </table:table-cell>
          <table:table-cell office:value-type="string">
            <text:p>https://www.twitch.tv/videos/24770036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ttps://www.twitch.tv/videos/247777855</text:p>
          </table:table-cell>
          <table:table-cell office:value-type="string">
            <text:p>https://www.twitch.tv/videos/247777885</text:p>
          </table:table-cell>
          <table:table-cell/>
          <table:table-cell office:value-type="string">
            <text:p>5-2 is Pokken Tournament DX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ttps://www.twitch.tv/videos/247805312</text:p>
          </table:table-cell>
          <table:table-cell office:value-type="string">
            <text:p>https://www.twitch.tv/videos/247805364</text:p>
          </table:table-cell>
          <table:table-cell office:value-type="string">
            <text:p>https://www.twitch.tv/videos/24780544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ttps://www.twitch.tv/videos/247880668</text:p>
          </table:table-cell>
          <table:table-cell office:value-type="string">
            <text:p>https://www.twitch.tv/videos/24788068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ttps://www.twitch.tv/videos/247889801</text:p>
          </table:table-cell>
          <table:table-cell office:value-type="string">
            <text:p>https://www.twitch.tv/videos/247889841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ttps://www.twitch.tv/videos/247939206</text:p>
          </table:table-cell>
          <table:table-cell office:value-type="string">
            <text:p>https://www.twitch.tv/videos/248290448</text:p>
          </table:table-cell>
          <table:table-cell/>
          <table:table-cell office:value-type="string">
            <text:p>Game: REHD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" office:value-type="string">
            <text:p>RAW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ttps://www.twitch.tv/videos/21018969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ttps://www.twitch.tv/videos/210189763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ttps://www.twitch.tv/videos/21018984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ttps://www.twitch.tv/videos/21018991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ttps://www.twitch.tv/videos/21018999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ttps://www.twitch.tv/videos/216161152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ttps://www.twitch.tv/videos/213994483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ttps://www.twitch.tv/videos/216141078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ttps://www.twitch.tv/videos/222480016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ttps://www.twitch.tv/videos/222491676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ttps://www.twitch.tv/videos/222853691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ttps://www.twitch.tv/videos/225214693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ttps://www.twitch.tv/videos/229748718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ttps://www.twitch.tv/videos/229748762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https://www.twitch.tv/videos/243368789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https://www.twitch.tv/videos/243368805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https://www.twitch.tv/videos/243394455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https://www.twitch.tv/videos/243627305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https://www.twitch.tv/videos/247522219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1">
          <table:table-cell table:style-name="ce1" office:value-type="string">
            <text:p>Smackdown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ttps://www.twitch.tv/videos/21043113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ttps://www.twitch.tv/videos/211167554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ttps://www.twitch.tv/videos/21116769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ttps://www.twitch.tv/videos/211167786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ttps://www.twitch.tv/videos/211167866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ttps://www.twitch.tv/videos/214359996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ttps://www.twitch.tv/videos/213914289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ttps://www.twitch.tv/videos/216142956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ttps://www.twitch.tv/videos/222868204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ttps://www.twitch.tv/videos/222885558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ttps://www.twitch.tv/videos/22290665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ttps://www.twitch.tv/videos/225456852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ttps://www.twitch.tv/videos/229748585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ttps://www.twitch.tv/videos/22974862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https://www.twitch.tv/videos/243371653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https://www.twitch.tv/videos/243371681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https://www.twitch.tv/videos/243383915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https://www.twitch.tv/videos/243383932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https://www.twitch.tv/videos/247522137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" office:value-type="string">
            <text:p>Insomniac Hours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ttps://www.twitch.tv/videos/225492969</text:p>
          </table:table-cell>
          <table:table-cell office:value-type="string">
            <text:p>Wii-punch-out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ttps://www.twitch.tv/videos/225571545</text:p>
          </table:table-cell>
          <table:table-cell office:value-type="string">
            <text:p>Doom 3</text:p>
          </table:table-cell>
          <table:table-cell table:number-columns-repeated="2"/>
        </table:table-row>
        <table:table-row table:style-name="ro1">
          <table:table-cell table:style-name="ce2" office:value-type="float" office:value="3.1">
            <text:p>3.1</text:p>
          </table:table-cell>
          <table:table-cell office:value-type="string">
            <text:p>https://www.twitch.tv/videos/226539734</text:p>
          </table:table-cell>
          <table:table-cell table:number-columns-repeated="3"/>
        </table:table-row>
        <table:table-row table:style-name="ro1">
          <table:table-cell table:style-name="ce2" office:value-type="float" office:value="3.2">
            <text:p>3.2</text:p>
          </table:table-cell>
          <table:table-cell office:value-type="string">
            <text:p>https://www.twitch.tv/videos/226558725</text:p>
          </table:table-cell>
          <table:table-cell table:number-columns-repeated="3"/>
        </table:table-row>
        <table:table-row table:style-name="ro1">
          <table:table-cell office:value-type="float" office:value="4.1">
            <text:p>4.1</text:p>
          </table:table-cell>
          <table:table-cell office:value-type="string">
            <text:p>https://www.twitch.tv/videos/226693959</text:p>
          </table:table-cell>
          <table:table-cell table:number-columns-repeated="3"/>
        </table:table-row>
        <table:table-row table:style-name="ro1">
          <table:table-cell office:value-type="float" office:value="4.2">
            <text:p>4.2</text:p>
          </table:table-cell>
          <table:table-cell office:value-type="string">
            <text:p>https://www.twitch.tv/videos/226731155</text:p>
          </table:table-cell>
          <table:table-cell table:number-columns-repeated="3"/>
        </table:table-row>
        <table:table-row table:style-name="ro1">
          <table:table-cell office:value-type="float" office:value="4.3">
            <text:p>4.3</text:p>
          </table:table-cell>
          <table:table-cell office:value-type="string">
            <text:p>https://www.twitch.tv/videos/226764778</text:p>
          </table:table-cell>
          <table:table-cell table:number-columns-repeated="3"/>
        </table:table-row>
        <table:table-row table:style-name="ro1">
          <table:table-cell office:value-type="float" office:value="5.1">
            <text:p>5.1</text:p>
          </table:table-cell>
          <table:table-cell office:value-type="string">
            <text:p>https://www.twitch.tv/videos/227927699</text:p>
          </table:table-cell>
          <table:table-cell table:number-columns-repeated="3"/>
        </table:table-row>
        <table:table-row table:style-name="ro1">
          <table:table-cell office:value-type="float" office:value="5.2">
            <text:p>5.2</text:p>
          </table:table-cell>
          <table:table-cell office:value-type="string">
            <text:p>https://www.twitch.tv/videos/230883718</text:p>
          </table:table-cell>
          <table:table-cell table:number-columns-repeated="3"/>
        </table:table-row>
        <table:table-row table:style-name="ro1">
          <table:table-cell office:value-type="float" office:value="6.1">
            <text:p>6.1</text:p>
          </table:table-cell>
          <table:table-cell office:value-type="string">
            <text:p>https://www.twitch.tv/videos/227578555</text:p>
          </table:table-cell>
          <table:table-cell table:number-columns-repeated="3"/>
        </table:table-row>
        <table:table-row table:style-name="ro1">
          <table:table-cell office:value-type="float" office:value="6.2">
            <text:p>6.2</text:p>
          </table:table-cell>
          <table:table-cell office:value-type="string">
            <text:p>https://www.twitch.tv/videos/227599840</text:p>
          </table:table-cell>
          <table:table-cell table:number-columns-repeated="3"/>
        </table:table-row>
        <table:table-row table:style-name="ro1">
          <table:table-cell office:value-type="float" office:value="7.1">
            <text:p>7.1</text:p>
          </table:table-cell>
          <table:table-cell office:value-type="string">
            <text:p>https://www.twitch.tv/videos/232237659</text:p>
          </table:table-cell>
          <table:table-cell table:number-columns-repeated="3"/>
        </table:table-row>
        <table:table-row table:style-name="ro1">
          <table:table-cell office:value-type="float" office:value="7.2">
            <text:p>7.2</text:p>
          </table:table-cell>
          <table:table-cell office:value-type="string">
            <text:p>https://www.twitch.tv/videos/231500809</text:p>
          </table:table-cell>
          <table:table-cell table:number-columns-repeated="3"/>
        </table:table-row>
        <table:table-row table:style-name="ro1">
          <table:table-cell office:value-type="float" office:value="8.1">
            <text:p>8.1</text:p>
          </table:table-cell>
          <table:table-cell office:value-type="string">
            <text:p>https://www.twitch.tv/videos/237518344</text:p>
          </table:table-cell>
          <table:table-cell table:number-columns-repeated="3"/>
        </table:table-row>
        <table:table-row table:style-name="ro1">
          <table:table-cell office:value-type="float" office:value="8.2">
            <text:p>8.2</text:p>
          </table:table-cell>
          <table:table-cell office:value-type="string">
            <text:p>https://www.twitch.tv/videos/237518396</text:p>
          </table:table-cell>
          <table:table-cell table:number-columns-repeated="3"/>
        </table:table-row>
        <table:table-row table:style-name="ro1">
          <table:table-cell office:value-type="float" office:value="9.1">
            <text:p>9.1</text:p>
          </table:table-cell>
          <table:table-cell office:value-type="string">
            <text:p>https://www.twitch.tv/videos/237802287</text:p>
          </table:table-cell>
          <table:table-cell table:number-columns-repeated="3"/>
        </table:table-row>
        <table:table-row table:style-name="ro1">
          <table:table-cell office:value-type="float" office:value="9.2">
            <text:p>9.2</text:p>
          </table:table-cell>
          <table:table-cell office:value-type="string">
            <text:p>https://www.twitch.tv/videos/237850385</text:p>
          </table:table-cell>
          <table:table-cell table:number-columns-repeated="3"/>
        </table:table-row>
        <table:table-row table:style-name="ro1">
          <table:table-cell office:value-type="float" office:value="9.3">
            <text:p>9.3</text:p>
          </table:table-cell>
          <table:table-cell office:value-type="string">
            <text:p>https://www.twitch.tv/videos/242937258</text:p>
          </table:table-cell>
          <table:table-cell table:number-columns-repeated="3"/>
        </table:table-row>
      </table:table>
      <table:table table:name="full games" table:style-name="ta1" table:print="false"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GAMES</text:p>
          </table:table-cell>
          <table:table-cell table:number-columns-repeated="2"/>
          <table:table-cell table:style-name="ce1" office:value-type="string">
            <text:p>Arklaham</text:p>
          </table:table-cell>
          <table:table-cell table:number-columns-repeated="3"/>
        </table:table-row>
        <table:table-row table:style-name="ro1">
          <table:table-cell office:value-type="string">
            <text:p>Sonic 1</text:p>
          </table:table-cell>
          <table:table-cell office:value-type="string">
            <text:p>https://www.twitch.tv/videos/21442048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www.twitch.tv/videos/233835687</text:p>
          </table:table-cell>
          <table:table-cell table:number-columns-repeated="2"/>
        </table:table-row>
        <table:table-row table:style-name="ro1">
          <table:table-cell office:value-type="string">
            <text:p>Sonic 2</text:p>
          </table:table-cell>
          <table:table-cell office:value-type="string">
            <text:p>https://www.twitch.tv/videos/21435593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ttps://www.twitch.tv/videos/233955576</text:p>
          </table:table-cell>
          <table:table-cell table:number-columns-repeated="2"/>
        </table:table-row>
        <table:table-row table:style-name="ro1">
          <table:table-cell office:value-type="string">
            <text:p>Sonic 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https://www.twitch.tv/videos/233835811</text:p>
          </table:table-cell>
          <table:table-cell table:number-columns-repeated="2"/>
        </table:table-row>
        <table:table-row table:style-name="ro1">
          <table:table-cell office:value-type="string">
            <text:p>sonic 3&amp;k</text:p>
          </table:table-cell>
          <table:table-cell office:value-type="string">
            <text:p>https://www.twitch.tv/videos/214446393</text:p>
          </table:table-cell>
          <table:table-cell/>
          <table:table-cell office:value-type="float" office:value="4">
            <text:p>4</text:p>
          </table:table-cell>
          <table:table-cell office:value-type="string">
            <text:p>https://www.twitch.tv/videos/233835834</text:p>
          </table:table-cell>
          <table:table-cell table:number-columns-repeated="2"/>
        </table:table-row>
        <table:table-row table:style-name="ro1">
          <table:table-cell office:value-type="string">
            <text:p>TMNT in Time</text:p>
          </table:table-cell>
          <table:table-cell office:value-type="string">
            <text:p>https://www.twitch.tv/videos/21444620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https://www.twitch.tv/videos/234198212</text:p>
          </table:table-cell>
          <table:table-cell table:number-columns-repeated="2"/>
        </table:table-row>
        <table:table-row table:style-name="ro1">
          <table:table-cell office:value-type="string">
            <text:p>Guardian Legend</text:p>
          </table:table-cell>
          <table:table-cell office:value-type="string">
            <text:p>https://www.twitch.tv/videos/214502971</text:p>
          </table:table-cell>
          <table:table-cell/>
          <table:table-cell office:value-type="float" office:value="6">
            <text:p>6</text:p>
          </table:table-cell>
          <table:table-cell office:value-type="string">
            <text:p>https://www.twitch.tv/videos/234255575</text:p>
          </table:table-cell>
          <table:table-cell table:number-columns-repeated="2"/>
        </table:table-row>
        <table:table-row table:style-name="ro1">
          <table:table-cell office:value-type="string">
            <text:p>Sonic Spinball</text:p>
          </table:table-cell>
          <table:table-cell office:value-type="string">
            <text:p>https://www.twitch.tv/videos/214603234</text:p>
          </table:table-cell>
          <table:table-cell/>
          <table:table-cell office:value-type="float" office:value="7">
            <text:p>7</text:p>
          </table:table-cell>
          <table:table-cell office:value-type="string">
            <text:p>https://www.twitch.tv/videos/234264031</text:p>
          </table:table-cell>
          <table:table-cell table:number-columns-repeated="2"/>
        </table:table-row>
        <table:table-row table:style-name="ro1">
          <table:table-cell office:value-type="string">
            <text:p>Clock Tower</text:p>
          </table:table-cell>
          <table:table-cell office:value-type="string">
            <text:p>https://www.twitch.tv/videos/214714053</text:p>
          </table:table-cell>
          <table:table-cell/>
          <table:table-cell office:value-type="float" office:value="8">
            <text:p>8</text:p>
          </table:table-cell>
          <table:table-cell office:value-type="string">
            <text:p>https://www.twitch.tv/videos/234278197</text:p>
          </table:table-cell>
          <table:table-cell table:number-columns-repeated="2"/>
        </table:table-row>
        <table:table-row table:style-name="ro1">
          <table:table-cell office:value-type="string">
            <text:p>re2 ex battle</text:p>
          </table:table-cell>
          <table:table-cell office:value-type="string">
            <text:p>https://www.twitch.tv/videos/214804009</text:p>
          </table:table-cell>
          <table:table-cell/>
          <table:table-cell office:value-type="float" office:value="9">
            <text:p>9</text:p>
          </table:table-cell>
          <table:table-cell office:value-type="string">
            <text:p>https://www.twitch.tv/videos/234278275</text:p>
          </table:table-cell>
          <table:table-cell table:number-columns-repeated="2"/>
        </table:table-row>
        <table:table-row table:style-name="ro1">
          <table:table-cell office:value-type="string">
            <text:p>re2 claire A normal</text:p>
          </table:table-cell>
          <table:table-cell office:value-type="string">
            <text:p>https://www.twitch.tv/videos/214804594</text:p>
          </table:table-cell>
          <table:table-cell table:number-columns-repeated="5"/>
        </table:table-row>
        <table:table-row table:style-name="ro1">
          <table:table-cell office:value-type="string">
            <text:p>re2 Leon B Normal</text:p>
          </table:table-cell>
          <table:table-cell office:value-type="string">
            <text:p>https://www.twitch.tv/videos/214814244</text:p>
          </table:table-cell>
          <table:table-cell table:number-columns-repeated="5"/>
        </table:table-row>
        <table:table-row table:style-name="ro1">
          <table:table-cell office:value-type="string">
            <text:p>Injustice 2</text:p>
          </table:table-cell>
          <table:table-cell office:value-type="string">
            <text:p>https://www.twitch.tv/videos/239398001</text:p>
          </table:table-cell>
          <table:table-cell/>
          <table:table-cell table:style-name="ce1" office:value-type="string">
            <text:p>Mother 3</text:p>
          </table:table-cell>
          <table:table-cell table:number-columns-repeated="3"/>
        </table:table-row>
        <table:table-row table:style-name="ro1">
          <table:table-cell office:value-type="string">
            <text:p>am2r</text:p>
          </table:table-cell>
          <table:table-cell office:value-type="string">
            <text:p>https://www.twitch.tv/videos/21340524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www.twitch.tv/videos/229576786</text:p>
          </table:table-cell>
          <table:table-cell table:number-columns-repeated="2"/>
        </table:table-row>
        <table:table-row table:style-name="ro1">
          <table:table-cell office:value-type="string">
            <text:p>I'm the chef</text:p>
          </table:table-cell>
          <table:table-cell office:value-type="string">
            <text:p>https://www.twitch.tv/videos/214359836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ttps://www.twitch.tv/videos/22960117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string">
            <text:p>https://www.twitch.tv/videos/22961989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string">
            <text:p>https://www.twitch.tv/videos/2296499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string">
            <text:p>https://www.twitch.tv/videos/22968624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string">
            <text:p>https://www.twitch.tv/videos/22921364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ML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https://www.twitch.tv/videos/229221238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ttps://www.twitch.tv/videos/209649068</text:p>
          </table:table-cell>
          <table:table-cell/>
          <table:table-cell office:value-type="float" office:value="8">
            <text:p>8</text:p>
          </table:table-cell>
          <table:table-cell office:value-type="string">
            <text:p>https://www.twitch.tv/videos/22922590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ttps://www.twitch.tv/videos/209649109</text:p>
          </table:table-cell>
          <table:table-cell/>
          <table:table-cell office:value-type="float" office:value="9">
            <text:p>9</text:p>
          </table:table-cell>
          <table:table-cell office:value-type="string">
            <text:p>https://www.twitch.tv/videos/22923317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ttps://www.twitch.tv/videos/209649140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https://www.twitch.tv/videos/22923748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ttps://www.twitch.tv/videos/209649167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https://www.twitch.tv/videos/22924137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uper Punch-Out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https://www.twitch.tv/videos/229295573</text:p>
          </table:table-cell>
          <table:table-cell table:number-columns-repeated="2"/>
        </table:table-row>
        <table:table-row table:style-name="ro1">
          <table:table-cell office:value-type="string">
            <text:p>minor</text:p>
          </table:table-cell>
          <table:table-cell office:value-type="string">
            <text:p>https://www.twitch.tv/videos/209650908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https://www.twitch.tv/videos/229310371</text:p>
          </table:table-cell>
          <table:table-cell table:number-columns-repeated="2"/>
        </table:table-row>
        <table:table-row table:style-name="ro1">
          <table:table-cell office:value-type="string">
            <text:p>major</text:p>
          </table:table-cell>
          <table:table-cell office:value-type="string">
            <text:p>https://www.twitch.tv/videos/209650988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https://www.twitch.tv/videos/229339538</text:p>
          </table:table-cell>
          <table:table-cell table:number-columns-repeated="2"/>
        </table:table-row>
        <table:table-row table:style-name="ro1">
          <table:table-cell office:value-type="string">
            <text:p>world</text:p>
          </table:table-cell>
          <table:table-cell office:value-type="string">
            <text:p>https://www.twitch.tv/videos/209651034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https://www.twitch.tv/videos/229356217</text:p>
          </table:table-cell>
          <table:table-cell table:number-columns-repeated="2"/>
        </table:table-row>
        <table:table-row table:style-name="ro1">
          <table:table-cell office:value-type="string">
            <text:p>special</text:p>
          </table:table-cell>
          <table:table-cell office:value-type="string">
            <text:p>https://www.twitch.tv/videos/209652324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https://www.twitch.tv/videos/229362372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1" office:value-type="string">
            <text:p>DOOM Final Gathering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ttps://www.twitch.tv/videos/209646613</text:p>
          </table:table-cell>
          <table:table-cell/>
          <table:table-cell table:style-name="ce1" office:value-type="string">
            <text:p>TMNT 2: The Arcade Gam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ttps://www.twitch.tv/videos/209646674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www.twitch.tv/videos/20092602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ttps://www.twitch.tv/videos/20964670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ttps://www.twitch.tv/videos/200923599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ttps://www.twitch.tv/videos/209646727</text:p>
          </table:table-cell>
          <table:table-cell/>
          <table:table-cell office:value-type="float" office:value="3">
            <text:p>3</text:p>
          </table:table-cell>
          <table:table-cell office:value-type="string">
            <text:p>https://www.twitch.tv/videos/200922465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ttps://www.twitch.tv/videos/209646759</text:p>
          </table:table-cell>
          <table:table-cell/>
          <table:table-cell office:value-type="float" office:value="4">
            <text:p>4</text:p>
          </table:table-cell>
          <table:table-cell office:value-type="string">
            <text:p>https://www.twitch.tv/videos/20092194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ULTIMATE DOOM 100%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https://www.twitch.tv/videos/200920700</text:p>
          </table:table-cell>
          <table:table-cell table:number-columns-repeated="2"/>
        </table:table-row>
        <table:table-row table:style-name="ro1">
          <table:table-cell office:value-type="float" office:value="1.1">
            <text:p>1.1</text:p>
          </table:table-cell>
          <table:table-cell office:value-type="string">
            <text:p>https://www.twitch.tv/videos/201383112</text:p>
          </table:table-cell>
          <table:table-cell/>
          <table:table-cell office:value-type="float" office:value="6">
            <text:p>6</text:p>
          </table:table-cell>
          <table:table-cell office:value-type="string">
            <text:p>https://www.twitch.tv/videos/200920231</text:p>
          </table:table-cell>
          <table:table-cell table:number-columns-repeated="2"/>
        </table:table-row>
        <table:table-row table:style-name="ro1">
          <table:table-cell office:value-type="float" office:value="1.2">
            <text:p>1.2</text:p>
          </table:table-cell>
          <table:table-cell office:value-type="string">
            <text:p>https://www.twitch.tv/videos/201381829</text:p>
          </table:table-cell>
          <table:table-cell/>
          <table:table-cell office:value-type="float" office:value="7">
            <text:p>7</text:p>
          </table:table-cell>
          <table:table-cell office:value-type="string">
            <text:p>https://www.twitch.tv/videos/200919473</text:p>
          </table:table-cell>
          <table:table-cell table:number-columns-repeated="2"/>
        </table:table-row>
        <table:table-row table:style-name="ro1">
          <table:table-cell office:value-type="float" office:value="1.3">
            <text:p>1.3</text:p>
          </table:table-cell>
          <table:table-cell office:value-type="string">
            <text:p>https://www.twitch.tv/videos/201379807</text:p>
          </table:table-cell>
          <table:table-cell table:number-columns-repeated="5"/>
        </table:table-row>
        <table:table-row table:style-name="ro1">
          <table:table-cell office:value-type="float" office:value="1.4">
            <text:p>1.4</text:p>
          </table:table-cell>
          <table:table-cell office:value-type="string">
            <text:p>https://www.twitch.tv/videos/201378450</text:p>
          </table:table-cell>
          <table:table-cell table:number-columns-repeated="5"/>
        </table:table-row>
        <table:table-row table:style-name="ro1">
          <table:table-cell office:value-type="float" office:value="1.5">
            <text:p>1.5</text:p>
          </table:table-cell>
          <table:table-cell office:value-type="string">
            <text:p>https://www.twitch.tv/videos/201377425</text:p>
          </table:table-cell>
          <table:table-cell table:number-columns-repeated="5"/>
        </table:table-row>
        <table:table-row table:style-name="ro1">
          <table:table-cell office:value-type="float" office:value="1.6">
            <text:p>1.6</text:p>
          </table:table-cell>
          <table:table-cell office:value-type="string">
            <text:p>https://www.twitch.tv/videos/201376124</text:p>
          </table:table-cell>
          <table:table-cell table:number-columns-repeated="5"/>
        </table:table-row>
        <table:table-row table:style-name="ro1">
          <table:table-cell office:value-type="float" office:value="1.7">
            <text:p>1.7</text:p>
          </table:table-cell>
          <table:table-cell office:value-type="string">
            <text:p>https://www.twitch.tv/videos/201374702</text:p>
          </table:table-cell>
          <table:table-cell table:number-columns-repeated="5"/>
        </table:table-row>
        <table:table-row table:style-name="ro1">
          <table:table-cell office:value-type="float" office:value="1.8">
            <text:p>1.8</text:p>
          </table:table-cell>
          <table:table-cell office:value-type="string">
            <text:p>https://www.twitch.tv/videos/201373974</text:p>
          </table:table-cell>
          <table:table-cell table:number-columns-repeated="5"/>
        </table:table-row>
        <table:table-row table:style-name="ro1">
          <table:table-cell office:value-type="float" office:value="1.9">
            <text:p>1.9</text:p>
          </table:table-cell>
          <table:table-cell office:value-type="string">
            <text:p>https://www.twitch.tv/videos/201372368</text:p>
          </table:table-cell>
          <table:table-cell table:number-columns-repeated="5"/>
        </table:table-row>
        <table:table-row table:style-name="ro1">
          <table:table-cell office:value-type="float" office:value="2.1">
            <text:p>2.1</text:p>
          </table:table-cell>
          <table:table-cell office:value-type="string">
            <text:p>https://www.twitch.tv/videos/201194770</text:p>
          </table:table-cell>
          <table:table-cell table:number-columns-repeated="5"/>
        </table:table-row>
        <table:table-row table:style-name="ro1">
          <table:table-cell office:value-type="float" office:value="2.2">
            <text:p>2.2</text:p>
          </table:table-cell>
          <table:table-cell office:value-type="string">
            <text:p>https://www.twitch.tv/videos/201192538</text:p>
          </table:table-cell>
          <table:table-cell table:number-columns-repeated="5"/>
        </table:table-row>
        <table:table-row table:style-name="ro1">
          <table:table-cell office:value-type="float" office:value="2.3">
            <text:p>2.3</text:p>
          </table:table-cell>
          <table:table-cell office:value-type="string">
            <text:p>https://www.twitch.tv/videos/201191846</text:p>
          </table:table-cell>
          <table:table-cell table:number-columns-repeated="5"/>
        </table:table-row>
        <table:table-row table:style-name="ro1">
          <table:table-cell office:value-type="float" office:value="2.4">
            <text:p>2.4</text:p>
          </table:table-cell>
          <table:table-cell office:value-type="string">
            <text:p>https://www.twitch.tv/videos/201190873</text:p>
          </table:table-cell>
          <table:table-cell table:number-columns-repeated="5"/>
        </table:table-row>
        <table:table-row table:style-name="ro1">
          <table:table-cell office:value-type="float" office:value="2.5">
            <text:p>2.5</text:p>
          </table:table-cell>
          <table:table-cell office:value-type="string">
            <text:p>https://www.twitch.tv/videos/201189263</text:p>
          </table:table-cell>
          <table:table-cell table:number-columns-repeated="5"/>
        </table:table-row>
        <table:table-row table:style-name="ro1">
          <table:table-cell office:value-type="float" office:value="2.6">
            <text:p>2.6</text:p>
          </table:table-cell>
          <table:table-cell office:value-type="string">
            <text:p>https://www.twitch.tv/videos/201188046</text:p>
          </table:table-cell>
          <table:table-cell table:number-columns-repeated="5"/>
        </table:table-row>
        <table:table-row table:style-name="ro1">
          <table:table-cell office:value-type="float" office:value="2.7">
            <text:p>2.7</text:p>
          </table:table-cell>
          <table:table-cell office:value-type="string">
            <text:p>https://www.twitch.tv/videos/201186745</text:p>
          </table:table-cell>
          <table:table-cell table:number-columns-repeated="5"/>
        </table:table-row>
        <table:table-row table:style-name="ro1">
          <table:table-cell office:value-type="float" office:value="2.8">
            <text:p>2.8</text:p>
          </table:table-cell>
          <table:table-cell office:value-type="string">
            <text:p>https://www.twitch.tv/videos/201186391</text:p>
          </table:table-cell>
          <table:table-cell table:number-columns-repeated="5"/>
        </table:table-row>
        <table:table-row table:style-name="ro1">
          <table:table-cell office:value-type="float" office:value="2.9">
            <text:p>2.9</text:p>
          </table:table-cell>
          <table:table-cell office:value-type="string">
            <text:p>https://www.twitch.tv/videos/201185485</text:p>
          </table:table-cell>
          <table:table-cell table:number-columns-repeated="5"/>
        </table:table-row>
        <table:table-row table:style-name="ro1">
          <table:table-cell office:value-type="float" office:value="3.1">
            <text:p>3.1</text:p>
          </table:table-cell>
          <table:table-cell office:value-type="string">
            <text:p>https://www.twitch.tv/videos/201178558</text:p>
          </table:table-cell>
          <table:table-cell table:number-columns-repeated="5"/>
        </table:table-row>
        <table:table-row table:style-name="ro1">
          <table:table-cell office:value-type="float" office:value="3.2">
            <text:p>3.2</text:p>
          </table:table-cell>
          <table:table-cell office:value-type="string">
            <text:p>https://www.twitch.tv/videos/201177835</text:p>
          </table:table-cell>
          <table:table-cell table:number-columns-repeated="5"/>
        </table:table-row>
        <table:table-row table:style-name="ro1">
          <table:table-cell office:value-type="float" office:value="3.3">
            <text:p>3.3</text:p>
          </table:table-cell>
          <table:table-cell office:value-type="string">
            <text:p>https://www.twitch.tv/videos/201176054</text:p>
          </table:table-cell>
          <table:table-cell table:number-columns-repeated="5"/>
        </table:table-row>
        <table:table-row table:style-name="ro1">
          <table:table-cell office:value-type="float" office:value="3.4">
            <text:p>3.4</text:p>
          </table:table-cell>
          <table:table-cell office:value-type="string">
            <text:p>https://www.twitch.tv/videos/201174712</text:p>
          </table:table-cell>
          <table:table-cell table:number-columns-repeated="5"/>
        </table:table-row>
        <table:table-row table:style-name="ro1">
          <table:table-cell office:value-type="float" office:value="3.5">
            <text:p>3.5</text:p>
          </table:table-cell>
          <table:table-cell office:value-type="string">
            <text:p>https://www.twitch.tv/videos/201173465</text:p>
          </table:table-cell>
          <table:table-cell table:number-columns-repeated="5"/>
        </table:table-row>
        <table:table-row table:style-name="ro1">
          <table:table-cell office:value-type="float" office:value="3.6">
            <text:p>3.6</text:p>
          </table:table-cell>
          <table:table-cell office:value-type="string">
            <text:p>https://www.twitch.tv/videos/201172260</text:p>
          </table:table-cell>
          <table:table-cell table:number-columns-repeated="5"/>
        </table:table-row>
        <table:table-row table:style-name="ro1">
          <table:table-cell office:value-type="float" office:value="3.7">
            <text:p>3.7</text:p>
          </table:table-cell>
          <table:table-cell office:value-type="string">
            <text:p>https://www.twitch.tv/videos/201171526</text:p>
          </table:table-cell>
          <table:table-cell table:number-columns-repeated="5"/>
        </table:table-row>
        <table:table-row table:style-name="ro1">
          <table:table-cell office:value-type="float" office:value="3.8">
            <text:p>3.8</text:p>
          </table:table-cell>
          <table:table-cell office:value-type="string">
            <text:p>https://www.twitch.tv/videos/201171191</text:p>
          </table:table-cell>
          <table:table-cell table:number-columns-repeated="5"/>
        </table:table-row>
        <table:table-row table:style-name="ro1">
          <table:table-cell office:value-type="float" office:value="3.9">
            <text:p>3.9</text:p>
          </table:table-cell>
          <table:table-cell office:value-type="string">
            <text:p>https://www.twitch.tv/videos/201170705</text:p>
          </table:table-cell>
          <table:table-cell table:number-columns-repeated="5"/>
        </table:table-row>
      </table:table>
      <table:table table:name="metal slug 3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row table:style-name="ro3">
          <table:table-cell table:style-name="ce3" office:value-type="string">
            <text:p>Metal Slug 3 Game Guides and Related Material</text:p>
          </table:table-cell>
          <table:table-cell office:value-type="string">
            <text:p>https://en.wikipedia.org/wiki/Metal_Slug_3</text:p>
          </table:table-cell>
          <table:table-cell table:number-columns-repeated="4"/>
        </table:table-row>
        <table:table-row table:style-name="ro4">
          <table:table-cell table:style-name="ce4" office:value-type="string">
            <text:p>Developer</text:p>
          </table:table-cell>
          <table:table-cell table:style-name="ce12" office:value-type="string">
            <text:p>Publisher </text:p>
          </table:table-cell>
          <table:table-cell table:style-name="ce14" office:value-type="string">
            <text:p>Producer</text:p>
          </table:table-cell>
          <table:table-cell table:number-columns-repeated="3"/>
        </table:table-row>
        <table:table-row table:style-name="ro4">
          <table:table-cell table:style-name="ce5" office:value-type="string">
            <text:p>SNK</text:p>
          </table:table-cell>
          <table:table-cell table:style-name="ce5" office:value-type="string">
            <text:p>SNK, D4 Enterprise</text:p>
          </table:table-cell>
          <table:table-cell table:style-name="ce15" office:value-type="string">
            <text:p>Takashi Nishiyama </text:p>
          </table:table-cell>
          <table:table-cell table:number-columns-repeated="3"/>
        </table:table-row>
        <table:table-row table:style-name="ro3">
          <table:table-cell table:style-name="ce6"/>
          <table:table-cell table:number-columns-repeated="5"/>
        </table:table-row>
        <table:table-row table:style-name="ro4">
          <table:table-cell table:style-name="ce7" office:value-type="string">
            <text:p>Videos</text:p>
          </table:table-cell>
          <table:table-cell table:number-columns-repeated="5"/>
        </table:table-row>
        <table:table-row table:style-name="ro1">
          <table:table-cell table:style-name="ce8" office:value-type="string">
            <text:p>name</text:p>
          </table:table-cell>
          <table:table-cell table:style-name="ce13" office:value-type="string">
            <text:p>url</text:p>
          </table:table-cell>
          <table:table-cell table:style-name="ce16" office:value-type="string">
            <text:p>author</text:p>
          </table:table-cell>
          <table:table-cell table:style-name="ce18" office:value-type="string">
            <text:p>mirror link</text:p>
          </table:table-cell>
          <table:table-cell table:number-columns-repeated="2"/>
        </table:table-row>
        <table:table-row table:style-name="ro1">
          <table:table-cell table:style-name="ce9" office:value-type="string">
            <text:p>BTV: Freeplay</text:p>
          </table:table-cell>
          <table:table-cell table:style-name="ce9" office:value-type="string">
            <text:p><text:a xlink:href="https://youtu.be/Md0q0dj1Xb4">https://youtu.be/Md0q0dj1Xb4</text:a> </text:p>
          </table:table-cell>
          <table:table-cell/>
          <table:table-cell office:value-type="string">
            <text:p>https://www.twitch.tv/videos/286923958</text:p>
          </table:table-cell>
          <table:table-cell table:number-columns-repeated="2"/>
        </table:table-row>
        <table:table-row table:style-name="ro2">
          <table:table-cell/>
          <table:table-cell table:style-name="ce9"/>
          <table:table-cell table:number-columns-repeated="4"/>
        </table:table-row>
        <table:table-row table:style-name="ro1">
          <table:table-cell office:value-type="string">
            <text:p>Arcade Long Plays</text:p>
          </table:table-cell>
          <table:table-cell table:style-name="ce9" office:value-type="string">
            <text:p>https://youtu.be/OPCHeaqZZBQ</text:p>
          </table:table-cell>
          <table:table-cell table:number-columns-repeated="4"/>
        </table:table-row>
        <table:table-row table:style-name="ro1">
          <table:table-cell office:value-type="string">
            <text:p>Boss tactics</text:p>
          </table:table-cell>
          <table:table-cell table:style-name="ce9" office:value-type="string">
            <text:p>https://youtu.be/Z9ZL_ud2yec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2-player mode</text:p>
          </table:table-cell>
          <table:table-cell office:value-type="string">
            <text:p>https://youtu.be/WdRR0diInwI</text:p>
          </table:table-cell>
          <table:table-cell table:number-columns-repeated="4"/>
        </table:table-row>
        <table:table-row table:style-name="ro1">
          <table:table-cell office:value-type="string">
            <text:p>Metal Slug 3 by jackafur in 31:54</text:p>
          </table:table-cell>
          <table:table-cell office:value-type="string">
            <text:p>https://youtu.be/lZSSNM7YLh0</text:p>
          </table:table-cell>
          <table:table-cell table:number-columns-repeated="4"/>
        </table:table-row>
        <table:table-row table:style-name="ro4">
          <table:table-cell table:style-name="ce10" office:value-type="string">
            <text:p>Text-based</text:p>
          </table:table-cell>
          <table:table-cell table:number-columns-repeated="5"/>
        </table:table-row>
        <table:table-row table:style-name="ro1">
          <table:table-cell office:value-type="string">
            <text:p>game faqs</text:p>
          </table:table-cell>
          <table:table-cell office:value-type="string">
            <text:p>https://gamefaqs.gamespot.com/switch/204244-aca-neogeo-metal-slug-3/faqs</text:p>
          </table:table-cell>
          <table:table-cell table:number-columns-repeated="4"/>
        </table:table-row>
        <table:table-row table:style-name="ro1">
          <table:table-cell office:value-type="string">
            <text:p>moby games</text:p>
          </table:table-cell>
          <table:table-cell office:value-type="string">
            <text:p>https://www.mobygames.com/game/metal-slug-3</text:p>
          </table:table-cell>
          <table:table-cell table:number-columns-repeated="4"/>
        </table:table-row>
        <table:table-row table:style-name="ro1">
          <table:table-cell office:value-type="string">
            <text:p>official site</text:p>
          </table:table-cell>
          <table:table-cell office:value-type="string">
            <text:p>https://www.snk-corp.co.jp/us/games/steam/metalslug3/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4">
          <table:table-cell table:style-name="ce11" office:value-type="string">
            <text:p>Databases of information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4">
          <table:table-cell table:style-name="ce11" office:value-type="string">
            <text:p>Legit ways to play MGS3 today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7"/>
        </table:table-row>
        <table:table-row table:style-name="ro4">
          <table:table-cell table:number-columns-repeated="6"/>
        </table:table-row>
        <table:table-row table:style-name="ro4" table:number-rows-repeated="2">
          <table:table-cell table:number-columns-repeated="2"/>
          <table:table-cell table:style-name="ce17"/>
          <table:table-cell table:number-columns-repeated="3"/>
        </table:table-row>
        <table:table-row table:style-name="ro4">
          <table:table-cell table:number-columns-repeated="2"/>
          <table:table-cell table:style-name="ce17"/>
          <table:table-cell table:number-columns-repeated="3"/>
        </table:table-row>
      </table:table>
      <table:table table:name="sternpinball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table:number-columns-repeated="4"/>
        </table:table-row>
        <table:table-row table:style-name="ro2">
          <table:table-cell office:value-type="string">
            <text:p>ghost busters table info</text:p>
          </table:table-cell>
          <table:table-cell office:value-type="string">
            <text:p>pinside</text:p>
          </table:table-cell>
          <table:table-cell office:value-type="string">
            <text:p>https://pinside.com/pinball/machine/ghostbusters/gallery</text:p>
          </table:table-cell>
          <table:table-cell/>
        </table:table-row>
        <table:table-row table:style-name="ro5">
          <table:table-cell office:value-type="string">
            <text:p>MS's Frankenstein</text:p>
          </table:table-cell>
          <table:table-cell office:value-type="string">
            <text:p>pnside</text:p>
          </table:table-cell>
          <table:table-cell office:value-type="string">
            <text:p>https://pinside.com/pinball/machine/mary-shellys-frankenstein</text:p>
          </table:table-cell>
          <table:table-cell table:style-name="ce19" office:value-type="string">
            <text:p>Mary Shelley's Frankenstein is a pinball machine from February 1995, manufactured by Sega Pinball, Inc. (US). </text:p>
          </table:table-cell>
        </table:table-row>
      </table:table>
      <table:table table:name="df" table:style-name="ta1" table:print="false">
        <table:table-column table:style-name="co21" table:default-cell-style-name="Default"/>
        <table:table-column table:style-name="co22" table:number-columns-repeated="2" table:default-cell-style-name="Default"/>
        <table:table-row table:style-name="ro2">
          <table:table-cell table:number-columns-repeated="3"/>
        </table:table-row>
        <table:table-row table:style-name="ro2">
          <table:table-cell office:value-type="string">
            <text:p>DF wiki “quick start” guide</text:p>
          </table:table-cell>
          <table:table-cell office:value-type="string">
            <text:p>DasTactic</text:p>
          </table:table-cell>
          <table:table-cell office:value-type="string">
            <text:p>https://www.youtube.com/playlist?list=PLGB6RkFB7ZmNbSUujzXbgNjJi_-WHTTTD</text:p>
          </table:table-cell>
        </table:table-row>
        <table:table-row table:style-name="ro2">
          <table:table-cell office:value-type="string">
            <text:p>Dwarf Fortress Tutorial</text:p>
          </table:table-cell>
          <table:table-cell office:value-type="string">
            <text:p>Nookrium</text:p>
          </table:table-cell>
          <table:table-cell/>
        </table:table-row>
        <table:table-row table:style-name="ro2">
          <table:table-cell office:value-type="string">
            <text:p>Watch people play DF live</text:p>
          </table:table-cell>
          <table:table-cell office:value-type="string">
            <text:p>Twitch.tv</text:p>
          </table:table-cell>
          <table:table-cell office:value-type="string">
            <text:p>https://www.twitch.tv/directory/game/Slaves%20to%20Armok%20II%3A%20Dwarf%20Fortress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/>
          <table:table-cell office:value-type="string">
            <text:p>Non-dwarf's guide to stone</text:p>
          </table:table-cell>
          <table:table-cell office:value-type="string">
            <text:p>http://dwarffortresswiki.org/index.php/DF2014:The_Non-Dwarf%27s_Guide_to_Rock</text:p>
          </table:table-cell>
        </table:table-row>
        <table:table-row table:style-name="ro8">
          <table:table-cell/>
          <table:table-cell office:value-type="string">
            <text:p>Stonesense plug-in</text:p>
          </table:table-cell>
          <table:table-cell office:value-type="string">
            <text:p>http://dwarffortresswiki.org/index.php/Utility:Stonesense</text:p>
          </table:table-cell>
        </table:table-row>
      </table:table>
      <table:table table:name="MH4U" table:style-name="ta1" table:print="false"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row table:style-name="ro2" table:number-rows-repeated="2">
          <table:table-cell table:number-columns-repeated="3"/>
        </table:table-row>
        <table:table-row table:style-name="ro1">
          <table:table-cell office:value-type="string">
            <text:p>Hammer Tutorial</text:p>
          </table:table-cell>
          <table:table-cell table:style-name="ce19" office:value-type="string">
            <text:p>Arekkz </text:p>
          </table:table-cell>
          <table:table-cell office:value-type="string">
            <text:p>https://youtu.be/rJG-i7Yls70</text:p>
          </table:table-cell>
        </table:table-row>
      </table:table>
      <table:table table:name="mgs3" table:style-name="ta1" table:print="false">
        <table:table-column table:style-name="co2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row table:style-name="ro3">
          <table:table-cell table:style-name="ce6" office:value-type="string">
            <text:p>Snek Eater Game Guides and Related Material</text:p>
          </table:table-cell>
          <table:table-cell office:value-type="string">
            <text:p>https://en.wikipedia.org/wiki/Metal_Gear_Solid_3:_Snake_Eater</text:p>
          </table:table-cell>
          <table:table-cell table:number-columns-repeated="4"/>
        </table:table-row>
        <table:table-row table:style-name="ro3">
          <table:table-cell table:style-name="ce6"/>
          <table:table-cell table:number-columns-repeated="5"/>
        </table:table-row>
        <table:table-row table:style-name="ro2">
          <table:table-cell table:style-name="ce1" office:value-type="string">
            <text:p>Videos</text:p>
          </table:table-cell>
          <table:table-cell table:number-columns-repeated="2"/>
          <table:table-cell office:value-type="string">
            <text:p>yt</text:p>
          </table:table-cell>
          <table:table-cell table:number-columns-repeated="2"/>
        </table:table-row>
        <table:table-row table:style-name="ro2">
          <table:table-cell office:value-type="string">
            <text:p>Soundtrack</text:p>
          </table:table-cell>
          <table:table-cell office:value-type="string">
            <text:p>https://youtu.be/9aHQnDTd1y4</text:p>
          </table:table-cell>
          <table:table-cell/>
          <table:table-cell office:value-type="string">
            <text:p>yt</text:p>
          </table:table-cell>
          <table:table-cell table:number-columns-repeated="2"/>
        </table:table-row>
        <table:table-row table:style-name="ro2">
          <table:table-cell office:value-type="string">
            <text:p>Stealth Walkthrough – No commentary</text:p>
          </table:table-cell>
          <table:table-cell office:value-type="string">
            <text:p>https://youtu.be/neSPha9NjEE</text:p>
          </table:table-cell>
          <table:table-cell/>
          <table:table-cell office:value-type="string">
            <text:p>yt</text:p>
          </table:table-cell>
          <table:table-cell table:number-columns-repeated="2"/>
        </table:table-row>
        <table:table-row table:style-name="ro2">
          <table:table-cell office:value-type="string">
            <text:p>Did You Know Gaming</text:p>
          </table:table-cell>
          <table:table-cell office:value-type="string">
            <text:p>https://youtu.be/gOYjwWvQHUQ</text:p>
          </table:table-cell>
          <table:table-cell office:value-type="string">
            <text:p>DYKG</text:p>
          </table:table-cell>
          <table:table-cell office:value-type="string">
            <text:p>yt</text:p>
          </table:table-cell>
          <table:table-cell table:number-columns-repeated="2"/>
        </table:table-row>
        <table:table-row table:style-name="ro2">
          <table:table-cell office:value-type="string">
            <text:p>Critical Close-Up</text:p>
          </table:table-cell>
          <table:table-cell office:value-type="string">
            <text:p>https://youtu.be/N_-jyF987MQ</text:p>
          </table:table-cell>
          <table:table-cell office:value-type="string">
            <text:p>Super Bunnyhop</text:p>
          </table:table-cell>
          <table:table-cell office:value-type="string">
            <text:p>yt</text:p>
          </table:table-cell>
          <table:table-cell table:number-columns-repeated="2"/>
        </table:table-row>
        <table:table-row table:style-name="ro2">
          <table:table-cell office:value-type="string">
            <text:p>Hints: interrogate, cqc, peeking, hold-up</text:p>
          </table:table-cell>
          <table:table-cell office:value-type="string">
            <text:p>https://youtu.be/6Azh6jJVCI4</text:p>
          </table:table-cell>
          <table:table-cell office:value-type="string">
            <text:p>Sheet Man</text:p>
          </table:table-cell>
          <table:table-cell table:number-columns-repeated="3"/>
        </table:table-row>
        <table:table-row table:style-name="ro2">
          <table:table-cell office:value-type="string">
            <text:p>MGS3 || FOXHOUND Rank || Ep. 4: CQC and CQB Strategies</text:p>
          </table:table-cell>
          <table:table-cell office:value-type="string">
            <text:p>https://youtu.be/8HpDdRHct4k</text:p>
          </table:table-cell>
          <table:table-cell office:value-type="string">
            <text:p>James Howell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>
            <text:p>Text-based</text:p>
          </table:table-cell>
          <table:table-cell table:number-columns-repeated="5"/>
        </table:table-row>
        <table:table-row table:style-name="ro2">
          <table:table-cell office:value-type="string">
            <text:p>In depth-game review</text:p>
          </table:table-cell>
          <table:table-cell office:value-type="string">
            <text:p>https://steemit.com/gaming/@ambmicheal/metal-gear-solid-3-snake-eater</text:p>
          </table:table-cell>
          <table:table-cell office:value-type="string">
            <text:p>ambmichael</text:p>
          </table:table-cell>
          <table:table-cell office:value-type="string">
            <text:p>steemit</text:p>
          </table:table-cell>
          <table:table-cell table:number-columns-repeated="2"/>
        </table:table-row>
        <table:table-row table:style-name="ro2">
          <table:table-cell office:value-type="string">
            <text:p>Gamefaqs's MGS3 page</text:p>
          </table:table-cell>
          <table:table-cell office:value-type="string">
            <text:p>https://gamefaqs.gamespot.com/ps2/914828-metal-gear-solid-3-snake-eater/faqs</text:p>
          </table:table-cell>
          <table:table-cell office:value-type="string">
            <text:p>various</text:p>
          </table:table-cell>
          <table:table-cell office:value-type="string">
            <text:p>gamefaqs</text:p>
          </table:table-cell>
          <table:table-cell table:number-columns-repeated="2"/>
        </table:table-row>
        <table:table-row table:style-name="ro2">
          <table:table-cell office:value-type="string">
            <text:p>ign guide</text:p>
          </table:table-cell>
          <table:table-cell office:value-type="string">
            <text:p>http://www.ign.com/wikis/metal-gear-solid-3-snake-eater</text:p>
          </table:table-cell>
          <table:table-cell table:number-columns-repeated="4"/>
        </table:table-row>
        <table:table-row table:style-name="ro2">
          <table:table-cell office:value-type="string">
            <text:p>moby games</text:p>
          </table:table-cell>
          <table:table-cell office:value-type="string">
            <text:p>http://www.mobygames.com/game/ps2/metal-gear-solid-3-snake-eater</text:p>
          </table:table-cell>
          <table:table-cell table:number-columns-repeated="4"/>
        </table:table-row>
        <table:table-row table:style-name="ro2">
          <table:table-cell office:value-type="string">
            <text:p>official site</text:p>
          </table:table-cell>
          <table:table-cell office:value-type="string">
            <text:p>http://www.konami.jp/gs/game/mgs3/</text:p>
          </table:table-cell>
          <table:table-cell table:number-columns-repeated="4"/>
        </table:table-row>
        <table:table-row table:style-name="ro2">
          <table:table-cell table:style-name="ce1" office:value-type="string">
            <text:p>Databases of information</text:p>
          </table:table-cell>
          <table:table-cell table:number-columns-repeated="5"/>
        </table:table-row>
        <table:table-row table:style-name="ro2">
          <table:table-cell office:value-type="string">
            <text:p>IGN's MGS3 compendium</text:p>
          </table:table-cell>
          <table:table-cell office:value-type="string">
            <text:p>http://www.ign.com/games/metal-gear-solid-3-snake-eater</text:p>
          </table:table-cell>
          <table:table-cell/>
          <table:table-cell office:value-type="string">
            <text:p>ign</text:p>
          </table:table-cell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1" office:value-type="string">
            <text:p>Legit ways to play MGS3 today</text:p>
          </table:table-cell>
          <table:table-cell table:number-columns-repeated="2"/>
          <table:table-cell office:value-type="string">
            <text:p>Gamefly?</text:p>
          </table:table-cell>
          <table:table-cell table:number-columns-repeated="2"/>
        </table:table-row>
        <table:table-row table:style-name="ro6">
          <table:table-cell office:value-type="string">
            <text:p>PS2</text:p>
          </table:table-cell>
          <table:table-cell office:value-type="string">
            <text:p>DVD game disc</text:p>
          </table:table-cell>
          <table:table-cell office:value-type="string">
            <text:p>buy: amzn, ebay, pawn shop</text:p>
          </table:table-cell>
          <table:table-cell office:value-type="string">
            <text:p>yes</text:p>
          </table:table-cell>
          <table:table-cell office:value-type="string">
            <text:p>note: have gamefly referl link ant amzn referal links </text:p>
          </table:table-cell>
          <table:table-cell table:style-name="ce17" office:value-type="string">
            <text:p>Metal Gear Solid 3: Subsistence </text:p>
          </table:table-cell>
        </table:table-row>
        <table:table-row table:style-name="ro2">
          <table:table-cell office:value-type="string">
            <text:p>3ds</text:p>
          </table:table-cell>
          <table:table-cell office:value-type="string">
            <text:p>digital or cartridge</text:p>
          </table:table-cell>
          <table:table-cell office:value-type="string">
            <text:p>gf confirmed</text:p>
          </table:table-cell>
          <table:table-cell office:value-type="string">
            <text:p>yes</text:p>
          </table:table-cell>
          <table:table-cell office:value-type="string">
            <text:p>note: have gamefly referl link ant amzn referal links </text:p>
          </table:table-cell>
          <table:table-cell/>
        </table:table-row>
        <table:table-row table:style-name="ro7">
          <table:table-cell office:value-type="string">
            <text:p>ps3</text:p>
          </table:table-cell>
          <table:table-cell office:value-type="string">
            <text:p>digital and blu-ray</text:p>
          </table:table-cell>
          <table:table-cell table:style-name="ce17" office:value-type="string">
            <text:p>Metal Gear Solid 3: Snake Eater - HD Edition </text:p>
          </table:table-cell>
          <table:table-cell table:number-columns-repeated="3"/>
        </table:table-row>
        <table:table-row table:style-name="ro7">
          <table:table-cell office:value-type="string">
            <text:p>Xbox 360</text:p>
          </table:table-cell>
          <table:table-cell office:value-type="string">
            <text:p>digital and dvd</text:p>
          </table:table-cell>
          <table:table-cell table:style-name="ce17" office:value-type="string">
            <text:p>Metal Gear Solid 3: Snake Eater - HD Edition </text:p>
          </table:table-cell>
          <table:table-cell table:number-columns-repeated="3"/>
        </table:table-row>
        <table:table-row table:style-name="ro2">
          <table:table-cell office:value-type="string">
            <text:p>Psvita</text:p>
          </table:table-cell>
          <table:table-cell office:value-type="string">
            <text:p>digital</text:p>
          </table:table-cell>
          <table:table-cell table:style-name="ce17" office:value-type="string">
            <text:p>Metal Gear Solid HD Collection 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9">08/09/2018</text:date>, <text:time>04:5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4:35:02.49</meta:creation-date>
    <meta:generator>OpenOffice/4.1.4$Win32 OpenOffice.org_project/414m5$Build-9788</meta:generator>
    <dc:date>2018-08-09T04:50:47.61</dc:date>
    <meta:editing-duration>P1DT17H9M32S</meta:editing-duration>
    <meta:editing-cycles>51</meta:editing-cycles>
    <meta:document-statistic meta:table-count="7" meta:cell-count="452" meta:object-count="0"/>
  </office:meta>
</office:document-meta>
</file>